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ÁREA_BAIRROS_SEPARADAMENTE_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NOME</text:p>
          </table:table-cell>
          <table:table-cell table:style-name="ce1" office:value-type="string" calcext:value-type="string">
            <text:p><text:s text:c="33"/>ÁREA_M2</text:p>
          </table:table-cell>
          <table:table-cell office:value-type="string" calcext:value-type="string">
            <text:p>POPULAÇÂO_2019</text:p>
          </table:table-cell>
        </table:table-row>
        <table:table-row table:style-name="ro1">
          <table:table-cell office:value-type="string" calcext:value-type="string">
            <text:p>ABELARDO F. MACHADO</text:p>
          </table:table-cell>
          <table:table-cell office:value-type="float" office:value="335818.932" calcext:value-type="float">
            <text:p>335818,932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string" calcext:value-type="string">
            <text:p>AEROPORTO</text:p>
          </table:table-cell>
          <table:table-cell office:value-type="float" office:value="2311126.929" calcext:value-type="float">
            <text:p>2311126,929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string" calcext:value-type="string">
            <text:p>AGOSTINHO SIMONATO</text:p>
          </table:table-cell>
          <table:table-cell office:value-type="float" office:value="356065.195" calcext:value-type="float">
            <text:p>356065,195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ALTO AMARELO</text:p>
          </table:table-cell>
          <table:table-cell office:value-type="float" office:value="651477.506" calcext:value-type="float">
            <text:p>651477,506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LTO INDEPENDÊNCIA</text:p>
          </table:table-cell>
          <table:table-cell office:value-type="float" office:value="239734.079" calcext:value-type="float">
            <text:p>239734,079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ALTO MONTE CRISTO</text:p>
          </table:table-cell>
          <table:table-cell office:value-type="float" office:value="220871.965" calcext:value-type="float">
            <text:p>220871,96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ALTO NOVO PARQUE</text:p>
          </table:table-cell>
          <table:table-cell office:value-type="float" office:value="110746.392" calcext:value-type="float">
            <text:p>110746,39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ALTO UNIÃO</text:p>
          </table:table-cell>
          <table:table-cell office:value-type="float" office:value="257760.687" calcext:value-type="float">
            <text:p>257760,687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AMARAL</text:p>
          </table:table-cell>
          <table:table-cell office:value-type="float" office:value="229215.542" calcext:value-type="float">
            <text:p>229215,542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AMARELO</text:p>
          </table:table-cell>
          <table:table-cell office:value-type="float" office:value="240598.101" calcext:value-type="float">
            <text:p>240598,10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AQUIDABAN</text:p>
          </table:table-cell>
          <table:table-cell office:value-type="float" office:value="387065.475" calcext:value-type="float">
            <text:p>387065,475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ARARIGUABA</text:p>
          </table:table-cell>
          <table:table-cell office:value-type="float" office:value="534595.751" calcext:value-type="float">
            <text:p>534595,75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BAIMINAS</text:p>
          </table:table-cell>
          <table:table-cell office:value-type="float" office:value="275604.465" calcext:value-type="float">
            <text:p>275604,465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BASILÉIA</text:p>
          </table:table-cell>
          <table:table-cell office:value-type="float" office:value="233851.451" calcext:value-type="float">
            <text:p>233851,451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BELA VISTA</text:p>
          </table:table-cell>
          <table:table-cell office:value-type="float" office:value="220739.567" calcext:value-type="float">
            <text:p>220739,5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BOA ESPERANÇA</text:p>
          </table:table-cell>
          <table:table-cell office:value-type="float" office:value="277610.839" calcext:value-type="float">
            <text:p>277610,839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500537.915" calcext:value-type="float">
            <text:p>500537,915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BOM PASTOR</text:p>
          </table:table-cell>
          <table:table-cell office:value-type="float" office:value="121083.995" calcext:value-type="float">
            <text:p>121083,99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CAIÇARA</text:p>
          </table:table-cell>
          <table:table-cell office:value-type="float" office:value="221140.59" calcext:value-type="float">
            <text:p>221140,5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CAMPO DA LEOPOLDINA</text:p>
          </table:table-cell>
          <table:table-cell office:value-type="float" office:value="1033427.388" calcext:value-type="float">
            <text:p>1033427,38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CENTRAL PARQUE</text:p>
          </table:table-cell>
          <table:table-cell office:value-type="float" office:value="682046.711" calcext:value-type="float">
            <text:p>682046,7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349658.943" calcext:value-type="float">
            <text:p>349658,943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CORAMARA</text:p>
          </table:table-cell>
          <table:table-cell office:value-type="float" office:value="905330.178" calcext:value-type="float">
            <text:p>905330,178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CORONEL BORGES</text:p>
          </table:table-cell>
          <table:table-cell office:value-type="float" office:value="3394681.382" calcext:value-type="float">
            <text:p>3394681,382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PRESID. ARTHUR COSTA E SILVA</text:p>
          </table:table-cell>
          <table:table-cell office:value-type="float" office:value="307659.607" calcext:value-type="float">
            <text:p>307659,60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DR. GILSON CARONE</text:p>
          </table:table-cell>
          <table:table-cell office:value-type="float" office:value="530758.771" calcext:value-type="float">
            <text:p>530758,771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TELITA COLEHO MARINS</text:p>
          </table:table-cell>
          <table:table-cell office:value-type="float" office:value="109523.653" calcext:value-type="float">
            <text:p>109523,65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FERROVIÁRIOS</text:p>
          </table:table-cell>
          <table:table-cell office:value-type="float" office:value="188358.594" calcext:value-type="float">
            <text:p>188358,594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FÉ E RAÇA</text:p>
          </table:table-cell>
          <table:table-cell office:value-type="float" office:value="157735.933" calcext:value-type="float">
            <text:p>157735,93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DR. GILBERTO MACHADO</text:p>
          </table:table-cell>
          <table:table-cell office:value-type="float" office:value="486496.798" calcext:value-type="float">
            <text:p>486496,79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GUANDU</text:p>
          </table:table-cell>
          <table:table-cell office:value-type="float" office:value="125455.795" calcext:value-type="float">
            <text:p>125455,79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IBC</text:p>
          </table:table-cell>
          <table:table-cell office:value-type="float" office:value="490277.855" calcext:value-type="float">
            <text:p>490277,855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IBITIQUARA</text:p>
          </table:table-cell>
          <table:table-cell office:value-type="float" office:value="221082.617" calcext:value-type="float">
            <text:p>221082,61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INDEPENDÊNCIA</text:p>
          </table:table-cell>
          <table:table-cell office:value-type="float" office:value="571678.319" calcext:value-type="float">
            <text:p>571678,319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JARDIM AMÉRICA</text:p>
          </table:table-cell>
          <table:table-cell office:value-type="float" office:value="139310.978" calcext:value-type="float">
            <text:p>139310,97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JARDIM ITAPEMIRIM</text:p>
          </table:table-cell>
          <table:table-cell office:value-type="float" office:value="1286402.343" calcext:value-type="float">
            <text:p>1286402,343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DR. LUIZ TINOCO DA FONSECA</text:p>
          </table:table-cell>
          <table:table-cell office:value-type="float" office:value="302854.603" calcext:value-type="float">
            <text:p>302854,603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MARBRASA</text:p>
          </table:table-cell>
          <table:table-cell office:value-type="float" office:value="2118219.282" calcext:value-type="float">
            <text:p>2118219,28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MARIA ORTIZ</text:p>
          </table:table-cell>
          <table:table-cell office:value-type="float" office:value="255128.61" calcext:value-type="float">
            <text:p>255128,6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MONTE BELO</text:p>
          </table:table-cell>
          <table:table-cell office:value-type="float" office:value="449718.469" calcext:value-type="float">
            <text:p>449718,46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MONTE CRISTO</text:p>
          </table:table-cell>
          <table:table-cell office:value-type="float" office:value="173923.33" calcext:value-type="float">
            <text:p>173923,33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NOSSA SENHORA APARECIDA</text:p>
          </table:table-cell>
          <table:table-cell office:value-type="float" office:value="400779.189" calcext:value-type="float">
            <text:p>400779,189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NOSSA SENHORA DA GLÓRIA</text:p>
          </table:table-cell>
          <table:table-cell office:value-type="float" office:value="192024.666" calcext:value-type="float">
            <text:p>192024,6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NOSSA SENHORA DA PENHA</text:p>
          </table:table-cell>
          <table:table-cell office:value-type="float" office:value="131928.903" calcext:value-type="float">
            <text:p>131928,903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NOSSA SENHORA DE FÁTIMA</text:p>
          </table:table-cell>
          <table:table-cell office:value-type="float" office:value="291841.544" calcext:value-type="float">
            <text:p>291841,544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NOVA BRASÍLIA</text:p>
          </table:table-cell>
          <table:table-cell office:value-type="float" office:value="78527.498" calcext:value-type="float">
            <text:p>78527,49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NOVO PARQUE</text:p>
          </table:table-cell>
          <table:table-cell office:value-type="float" office:value="366491.356" calcext:value-type="float">
            <text:p>366491,356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OTTON MARINS</text:p>
          </table:table-cell>
          <table:table-cell office:value-type="float" office:value="139452.715" calcext:value-type="float">
            <text:p>139452,715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float" office:value="976599.683" calcext:value-type="float">
            <text:p>976599,68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PARQUE LARANJEIRAS</text:p>
          </table:table-cell>
          <table:table-cell office:value-type="float" office:value="489840.425" calcext:value-type="float">
            <text:p>489840,42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ILHA DA LUZ</text:p>
          </table:table-cell>
          <table:table-cell office:value-type="float" office:value="142182.426" calcext:value-type="float">
            <text:p>142182,42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RECANTO</text:p>
          </table:table-cell>
          <table:table-cell office:value-type="float" office:value="333539.188" calcext:value-type="float">
            <text:p>333539,188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string" calcext:value-type="string">
            <text:p>RUBEM BRAGA</text:p>
          </table:table-cell>
          <table:table-cell office:value-type="float" office:value="410374.288" calcext:value-type="float">
            <text:p>410374,288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RUI PINTO BANDEIRA</text:p>
          </table:table-cell>
          <table:table-cell office:value-type="float" office:value="856340.676" calcext:value-type="float">
            <text:p>856340,67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office:value-type="float" office:value="532368.905" calcext:value-type="float">
            <text:p>532368,90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float" office:value="140660.361" calcext:value-type="float">
            <text:p>140660,361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SANTO ANTÔNIO</text:p>
          </table:table-cell>
          <table:table-cell office:value-type="float" office:value="245167.904" calcext:value-type="float">
            <text:p>245167,90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SUMARÉ</text:p>
          </table:table-cell>
          <table:table-cell office:value-type="float" office:value="168023.514" calcext:value-type="float">
            <text:p>168023,51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SÃO FRANCISCO DE ASSIS</text:p>
          </table:table-cell>
          <table:table-cell office:value-type="float" office:value="474461.192" calcext:value-type="float">
            <text:p>474461,19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string" calcext:value-type="string">
            <text:p>SÃO GERALDO</text:p>
          </table:table-cell>
          <table:table-cell office:value-type="float" office:value="1453125.082" calcext:value-type="float">
            <text:p>1453125,082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SÃO LUCAS</text:p>
          </table:table-cell>
          <table:table-cell office:value-type="float" office:value="1307711.098" calcext:value-type="float">
            <text:p>1307711,098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SÃO LUIZ GONZAGA</text:p>
          </table:table-cell>
          <table:table-cell office:value-type="float" office:value="598189.683" calcext:value-type="float">
            <text:p>598189,683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TEIXEIRA LEITE</text:p>
          </table:table-cell>
          <table:table-cell office:value-type="float" office:value="682391.562" calcext:value-type="float">
            <text:p>682391,56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VALDIR FURT AMORIN</text:p>
          </table:table-cell>
          <table:table-cell office:value-type="float" office:value="685735.351" calcext:value-type="float">
            <text:p>685735,35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VALÃO</text:p>
          </table:table-cell>
          <table:table-cell office:value-type="float" office:value="865902.1" calcext:value-type="float">
            <text:p>865902,1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string" calcext:value-type="string">
            <text:p>VILA RICA</text:p>
          </table:table-cell>
          <table:table-cell office:value-type="float" office:value="899322.43" calcext:value-type="float">
            <text:p>899322,43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VILAGE DA LUZ</text:p>
          </table:table-cell>
          <table:table-cell office:value-type="float" office:value="505809.448" calcext:value-type="float">
            <text:p>505809,44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string" calcext:value-type="string">
            <text:p>ZUMBI</text:p>
          </table:table-cell>
          <table:table-cell office:value-type="float" office:value="657302.781" calcext:value-type="float">
            <text:p>657302,781</text:p>
          </table:table-cell>
          <table:table-cell office:value-type="float" office:value="10551" calcext:value-type="float">
            <text:p>10551</text:p>
          </table:table-cell>
        </table:table-row>
        <table:table-row table:style-name="ro1">
          <table:table-cell office:value-type="string" calcext:value-type="string">
            <text:p>ÁLVARO TAVARES (UNIÃO)</text:p>
          </table:table-cell>
          <table:table-cell office:value-type="float" office:value="305263.237" calcext:value-type="float">
            <text:p>305263,237</text:p>
          </table:table-cell>
          <table:table-cell office:value-type="float" office:value="458" calcext:value-type="float">
            <text:p>458</text:p>
          </table:table-cell>
        </table:table-row>
      </table:table>
      <table:named-expressions/>
      <table:database-ranges>
        <table:database-range table:name="__Anonymous_DB__1" table:target-range-address="ÁREA_BAIRROS_SEPARADAMENTE_2018.B2:ÁREA_BAIRROS_SEPARADAMENTE_2018.B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3:48:58.9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18-12-12T15:43:59.466000000</meta:print-date>
    <dc:date>2022-01-28T14:44:45.050000000</dc:date>
    <meta:editing-duration>PT1H19M</meta:editing-duration>
    <meta:editing-cycles>6</meta:editing-cycles>
    <meta:generator>LibreOffice/7.1.5.2$Windows_X86_64 LibreOffice_project/85f04e9f809797b8199d13c421bd8a2b025d52b5</meta:generator>
    <meta:document-statistic meta:table-count="1" meta:cell-count="210" meta:object-count="0"/>
  </office:meta>
</office:document-meta>
</file>